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ff37" officeooo:paragraph-rsid="001aff37"/>
    </style:style>
    <style:style style:name="P2" style:family="paragraph" style:parent-style-name="Standard">
      <style:text-properties fo:font-weight="bold" officeooo:rsid="001aff37" officeooo:paragraph-rsid="001aff37" style:font-weight-asian="bold" style:font-weight-complex="bold"/>
    </style:style>
    <style:style style:name="T1" style:family="text">
      <style:text-properties officeooo:rsid="001a2acf"/>
    </style:style>
    <style:style style:name="T2" style:family="text">
      <style:text-properties officeooo:rsid="001783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1/11/17</text:p>
      <text:p text:style-name="P1"/>
      <text:p text:style-name="P1"><text:span text:style-name="T2">Estimada Maria Antònia,<text:line-break/><text:line-break/>Ahir, en sortir del departament i trobar-me assegut a l'escala, em vares demanar si t'estava esperant i et vaig contestar la veritat, que estava esperant que toqués el timbre pel canvi de classe.<text:line-break/><text:line-break/>Però, encara que la meva resposta va ser certa, no va ser completament certa, hi faltava una part de veritat.<text:line-break/><text:line-break/>També t'esperava a tu, et duc esperant des de fa quasi vint anys i desitjo esperar-te uns altres vint, si les forces no m'abandonen, perquè em vaig fent vellet. Com veus, espero assegut, que és una forma d'espera raonable en el teu cas.<text:line-break/><text:line-break/>Darrerament estic gaudint molt d'aquesta espera que mostra una vegada més que l'important és el camí i deixar-se sorprendre pel destí al qual duu.<text:line-break/><text:line-break/>Una abraça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8:28:37.169646306</meta:creation-date>
    <dc:date>2017-11-14T09:03:28.700866508</dc:date>
    <meta:editing-duration>PT6M6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1" meta:paragraph-count="2" meta:word-count="126" meta:character-count="739" meta:non-whitespace-character-count="610"/>
  </office:meta>
</office:document-meta>
</file>